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924e" officeooo:paragraph-rsid="0000924e"/>
    </style:style>
    <style:style style:name="P2" style:family="paragraph" style:parent-style-name="Standard">
      <style:text-properties officeooo:rsid="0001905a" officeooo:paragraph-rsid="0001905a"/>
    </style:style>
    <style:style style:name="P3" style:family="paragraph" style:parent-style-name="Standard">
      <style:text-properties fo:language="en" fo:country="GB" officeooo:rsid="0002e3d6" officeooo:paragraph-rsid="0002e3d6"/>
    </style:style>
    <style:style style:name="P4" style:family="paragraph" style:parent-style-name="Standard">
      <style:text-properties style:rfc-language-tag="sr-Latn-RS" fo:language="sr" fo:script="Latn" fo:country="RS" officeooo:rsid="0002e3d6" officeooo:paragraph-rsid="0002e3d6"/>
    </style:style>
    <style:style style:name="P5" style:family="paragraph" style:parent-style-name="Standard">
      <style:text-properties style:rfc-language-tag="sr-Latn-RS" fo:language="sr" fo:script="Latn" fo:country="RS" officeooo:rsid="0002e3d6" officeooo:paragraph-rsid="00030b1f"/>
    </style:style>
    <style:style style:name="P6" style:family="paragraph" style:parent-style-name="Standard">
      <style:text-properties style:rfc-language-tag="sr-Latn-RS" fo:language="sr" fo:script="Latn" fo:country="RS" officeooo:rsid="00030b1f" officeooo:paragraph-rsid="00030b1f"/>
    </style:style>
    <style:style style:name="P7" style:family="paragraph" style:parent-style-name="Standard">
      <style:text-properties style:rfc-language-tag="sr-Latn-RS" fo:language="sr" fo:script="Latn" fo:country="RS" officeooo:rsid="00030b1f" officeooo:paragraph-rsid="00041087"/>
    </style:style>
    <style:style style:name="P8" style:family="paragraph" style:parent-style-name="Standard">
      <style:text-properties style:rfc-language-tag="sr-Latn-RS" fo:language="sr" fo:script="Latn" fo:country="RS" officeooo:rsid="00030b1f" officeooo:paragraph-rsid="0005fd4d"/>
    </style:style>
    <style:style style:name="P9" style:family="paragraph" style:parent-style-name="Standard">
      <style:text-properties style:rfc-language-tag="sr-Latn-RS" fo:language="sr" fo:script="Latn" fo:country="RS" officeooo:rsid="0007e329" officeooo:paragraph-rsid="0007e329"/>
    </style:style>
    <style:style style:name="P10" style:family="paragraph" style:parent-style-name="Standard">
      <style:text-properties officeooo:rsid="00030b1f" officeooo:paragraph-rsid="00030b1f"/>
    </style:style>
    <style:style style:name="P11" style:family="paragraph" style:parent-style-name="Standard">
      <style:text-properties officeooo:rsid="00030b1f" officeooo:paragraph-rsid="0005fd4d"/>
    </style:style>
    <style:style style:name="T1" style:family="text">
      <style:text-properties officeooo:rsid="0000924e"/>
    </style:style>
    <style:style style:name="T2" style:family="text">
      <style:text-properties style:rfc-language-tag="sr-Latn-RS" fo:language="sr" fo:script="Latn" fo:country="RS"/>
    </style:style>
    <style:style style:name="T3" style:family="text">
      <style:text-properties style:rfc-language-tag="sr-Latn-RS" fo:language="sr" fo:script="Latn" fo:country="RS" style:text-underline-style="solid" style:text-underline-width="auto" style:text-underline-color="font-color"/>
    </style:style>
    <style:style style:name="T4" style:family="text">
      <style:text-properties style:rfc-language-tag="sr-Latn-RS" fo:language="sr" fo:script="Latn" fo:country="RS" style:text-underline-style="none" officeooo:rsid="0005fd4d"/>
    </style:style>
    <style:style style:name="T5" style:family="text">
      <style:text-properties style:rfc-language-tag="sr-Latn-RS" fo:language="sr" fo:script="Latn" fo:country="RS" officeooo:rsid="0005fd4d"/>
    </style:style>
    <style:style style:name="T6" style:family="text">
      <style:text-properties fo:language="en" fo:country="GB"/>
    </style:style>
    <style:style style:name="T7" style:family="text">
      <style:text-properties fo:language="en" fo:country="GB" officeooo:rsid="0002037a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041087"/>
    </style:style>
    <style:style style:name="T10" style:family="text">
      <style:text-properties style:text-underline-style="solid" style:text-underline-width="auto" style:text-underline-color="font-color" officeooo:rsid="0005fd4d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041087"/>
    </style:style>
    <style:style style:name="T13" style:family="text">
      <style:text-properties style:text-underline-style="none" officeooo:rsid="0005fd4d"/>
    </style:style>
    <style:style style:name="T14" style:family="text">
      <style:text-properties style:text-underline-style="none" officeooo:rsid="00030b1f"/>
    </style:style>
    <style:style style:name="T15" style:family="text">
      <style:text-properties officeooo:rsid="00030b1f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030b1f"/>
    </style:style>
    <style:style style:name="T18" style:family="text">
      <style:text-properties fo:language="en" fo:country="US" style:text-underline-style="none"/>
    </style:style>
    <style:style style:name="T19" style:family="text">
      <style:text-properties officeooo:rsid="00041087"/>
    </style:style>
    <style:style style:name="T20" style:family="text">
      <style:text-properties officeooo:rsid="0005fd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1">Modna Revija</text:span></text:p>
      <text:p text:style-name="Standard"/>
      <text:p text:style-name="P1">Modna revija<text:span text:style-name="T2">(id, vreme, datum, sezona)</text:span> je doga<text:span text:style-name="T2">đaj koji organizuje dizajner kako bi predstavio svoju kolekciju. Modna revija se organizuje u nekom mestu održavanja koje ima svoj ptt, naziv i adresu. U jednom mestu se može održavati jedna ili više revija, a jedna revija može biti održana u isključivo jednom mestu.Reviji prisustvuju gosti za koje se čuva ime, prezime i jmbg, a koji su prethodno primili pozivnicu(tekst, broj stolice). </text:span></text:p>
      <text:p text:style-name="P1"/>
      <text:p text:style-name="P1"><text:span text:style-name="T2">Na reviji učestvuje više učesnika koji imaju svoj jmbg, ime, prezime, adresu i telefon. Učesnici mogu biti dizajneri, modeli i pomocno osoblje koje sređuje(radi šminku i frizuru) modele. Pomoćno osoblje može sređivati jednog ili više modela i model može biti rađen od strane više osoba. Model koji ima svoj bmi, visinu, težinu i obim je unajmljen od strane dizajnera za neki honorar. Model može biti unajmljen od strane više dizajnera(čak i na istoj reviji, jer jednu reviju može organizovati više njih).</text:span></text:p>
      <text:p text:style-name="P1"/>
      <text:p text:style-name="P1"><text:span text:style-name="T2">Reviju organizuje dizajner(ili više njih) u određeno vreme, određenog datuma. Dizajner se karakteriše adresom ateljea, nazivom firme i PIB-om i može organizovati više revija. On, takođe, kreira jednu ili više kolekcija, sam ili uz pomoć kolega, koju karakteriše </text:span><text:span text:style-name="T7">id,</text:span><text:span text:style-name="T2">sezona, godina, naziv i tip kolekcije. Tu kolekciju čini jedna ili više haljina, gde je svaka haljina(dužina, materijal, tip i id) jedinstvena za tu kolekciju. Nju nosi samo jedan model, a svaki model može nositi više haljina. </text:span></text:p>
      <text:p text:style-name="P1"/>
      <text:p text:style-name="P2"><text:span text:style-name="T2">Nezavisni: Kolekcija, Haljina, Modna revija, Mesto održavanja, Učesnici i Gost</text:span></text:p>
      <text:p text:style-name="P2"><text:span text:style-name="T2">Agregirani: Unajmljuje, Organizuje, Kreira, Sređuje</text:span></text:p>
      <text:p text:style-name="P2"><text:span text:style-name="T2">Odnos generalizacija/specijalizacija: Učesnici---&gt;Dizajner, Model, Pomoćno osoblje</text:span></text:p>
      <text:p text:style-name="P2"><text:span text:style-name="T2">Slab entitet: Pozivnica</text:span></text:p>
      <text:p text:style-name="P2"><text:span text:style-name="T2">Trigeri: yet to come</text:span></text:p>
      <text:p text:style-name="P2"/>
      <text:p text:style-name="P3">Spisak relacija:</text:p>
      <text:p text:style-name="P4">Učesnici(<text:span text:style-name="T8">jmbg</text:span>, ime, prezime, adresa, telefon)</text:p>
      <text:p text:style-name="P4">Dizajner(<text:span text:style-name="T8">jmbg</text:span>, pib, naziv firme, adresa ateljea)</text:p>
      <text:p text:style-name="P5"><text:tab/>Dizajner <text:span text:style-name="T17">[</text:span>jmbg<text:span text:style-name="T17">]</text:span>---&gt; Učesnici <text:span text:style-name="T17">[</text:span>jmbg<text:span text:style-name="T17">]</text:span></text:p>
      <text:p text:style-name="P4">Model(<text:span text:style-name="T8">jmbg</text:span>, bmi, težina, obim, visina)</text:p>
      <text:p text:style-name="P5"><text:tab/>Model <text:span text:style-name="T17">[</text:span>jmbg<text:span text:style-name="T17">]</text:span>---&gt; Učesnici <text:span text:style-name="T17">[</text:span>jmbg<text:span text:style-name="T17">]</text:span></text:p>
      <text:p text:style-name="P4">Pomoćno osoblje(<text:span text:style-name="T8">jmbg</text:span>)</text:p>
      <text:p text:style-name="P5"><text:tab/>Pomoćno osoblje <text:span text:style-name="T17">[</text:span>jmbg<text:span text:style-name="T17">]</text:span>---&gt; Učesnici <text:span text:style-name="T17">[</text:span>jmbg<text:span text:style-name="T17">]</text:span></text:p>
      <text:p text:style-name="P10"><text:span text:style-name="T2">Kolekcija(</text:span><text:span text:style-name="T3">idKolekcije</text:span><text:span text:style-name="T2">, sezona, godina, naziv, tip)</text:span></text:p>
      <text:p text:style-name="P10"><text:span text:style-name="T2">Haljina(</text:span><text:span text:style-name="T3">idHaljina</text:span><text:span text:style-name="T2">, materijal, dužina, tip, Kolekcija_idKolekcije, Model_Učesnici_jmbg)</text:span></text:p>
      <text:p text:style-name="P10"><text:span text:style-name="T2"><text:tab/>Haljina</text:span><text:span text:style-name="T16">[</text:span><text:span text:style-name="T2">Kolekcija_idKolekcije</text:span><text:span text:style-name="T16">] ---</text:span><text:span text:style-name="T2">&gt; Kolekcija</text:span><text:span text:style-name="T16">[</text:span><text:span text:style-name="T2">idKolekcije</text:span><text:span text:style-name="T16">]</text:span></text:p>
      <text:p text:style-name="P10"><text:span text:style-name="T16"><text:tab/></text:span><text:span text:style-name="T2">Haljina</text:span><text:span text:style-name="T16">[</text:span><text:span text:style-name="T2">Model_Učesnici_jmbg</text:span><text:span text:style-name="T16">] ---</text:span><text:span text:style-name="T2">&gt; Učesnici</text:span><text:span text:style-name="T16">[</text:span><text:span text:style-name="T2">jmbg</text:span><text:span text:style-name="T16">]</text:span></text:p>
      <text:p text:style-name="P6">Mesto održavanja(<text:span text:style-name="T8">ptt</text:span>, adresa, naziv)</text:p>
      <text:p text:style-name="P6">Modna revija(<text:span text:style-name="T8">id</text:span>, datum, vreme, mesto održavanja, sezona,Mesto održavanja_ptt)</text:p>
      <text:p text:style-name="P10"><text:tab/><text:span text:style-name="T2">Modna revija</text:span><text:span text:style-name="T16">[</text:span><text:span text:style-name="T2">Mesto održavanja_ptt</text:span><text:span text:style-name="T16">] </text:span><text:span text:style-name="T2">---&gt; Mesto održavanja</text:span><text:span text:style-name="T16">[</text:span><text:span text:style-name="T2">ptt</text:span><text:span text:style-name="T16">]</text:span></text:p>
      <text:p text:style-name="P6">Gost(<text:span text:style-name="T8">jmbg</text:span>, ime, prezime)</text:p>
      <text:p text:style-name="P6">Pozivnica(tekst, <text:span text:style-name="T8">broj stolice</text:span>, <text:span text:style-name="T8">Modna revija_id</text:span>, Gost_jmbg)</text:p>
      <text:p text:style-name="P6"><text:tab/>Pozivnica<text:span text:style-name="T16">[</text:span>Modna revija_id<text:span text:style-name="T16">] ---</text:span>&gt; Modna revija<text:span text:style-name="T16">[</text:span>id<text:span text:style-name="T16">]</text:span></text:p>
      <text:p text:style-name="P6"><text:span text:style-name="T16"><text:tab/></text:span>Pozivnica<text:span text:style-name="T16">[</text:span>Gost_jmbg<text:span text:style-name="T16">] ---</text:span>&gt; Gost<text:span text:style-name="T16">[</text:span>jmbg<text:span text:style-name="T16">]</text:span> </text:p>
      <text:p text:style-name="P6">Unajmljuje(<text:span text:style-name="T8">Dizajner_Učesnici_jmbg, Model_Učesnici_jmbg</text:span>)</text:p>
      <text:p text:style-name="P6"><text:tab/>Unajmljuje<text:span text:style-name="T16">[</text:span><text:span text:style-name="T11">Dizajner_Učesnici_jmbg</text:span><text:span text:style-name="T16">] –-</text:span>&gt; Dizajner<text:span text:style-name="T16">[</text:span>jmbg<text:span text:style-name="T16">]</text:span></text:p>
      <text:p text:style-name="P6"><text:span text:style-name="T18"><text:tab/></text:span><text:span text:style-name="T11">Unajmljuje</text:span><text:span text:style-name="T18">[</text:span><text:span text:style-name="T11">Model_Učesnici_jmbg</text:span><text:span text:style-name="T18">]---</text:span><text:span text:style-name="T11">&gt;Model</text:span><text:span text:style-name="T18">[</text:span><text:span text:style-name="T11">jmbg</text:span><text:span text:style-name="T18">]</text:span></text:p>
      <text:p text:style-name="P7"/>
      <text:p text:style-name="P7"><text:soft-page-break/><text:span text:style-name="T19">Sređ</text:span>uje(<text:span text:style-name="T9">Pomoćno osoblje</text:span><text:span text:style-name="T8">_Učesnici_jmbg, Model_Učesnici_jmbg</text:span>)</text:p>
      <text:p text:style-name="P7"><text:tab/><text:span text:style-name="T19">Sređuje</text:span><text:span text:style-name="T16">[</text:span><text:span text:style-name="T11">Dizajner_Učesnici_jmbg</text:span><text:span text:style-name="T16">] –-</text:span>&gt; <text:span text:style-name="T19">Pomoćno osoblje</text:span><text:span text:style-name="T16">[</text:span>jmbg<text:span text:style-name="T16">]</text:span></text:p>
      <text:p text:style-name="P7"><text:span text:style-name="T18"><text:tab/></text:span><text:span text:style-name="T12">Sređuje</text:span><text:span text:style-name="T18">[Model_Učesnici_jmbg]---&gt;Model[jmbg]</text:span></text:p>
      <text:p text:style-name="P8"><text:span text:style-name="T20">Kreira</text:span>(<text:span text:style-name="T8">Dizajner_Učesnici_jmbg, </text:span><text:span text:style-name="T10">Kolekcija_idKolekcije</text:span>)</text:p>
      <text:p text:style-name="P8"><text:tab/><text:span text:style-name="T20">Kreira</text:span><text:span text:style-name="T16">[</text:span><text:span text:style-name="T11">Dizajner_Učesnici_jmbg</text:span><text:span text:style-name="T16">] –-</text:span>&gt; Dizajner<text:span text:style-name="T16">[</text:span>jmbg<text:span text:style-name="T16">]</text:span></text:p>
      <text:p text:style-name="P11"><text:span text:style-name="T18"><text:tab/></text:span><text:span text:style-name="T4">Kreira</text:span><text:span text:style-name="T16">[</text:span><text:span text:style-name="T5">Kolekcija_idKolekcije</text:span><text:span text:style-name="T16">]</text:span><text:span text:style-name="T5">---&gt; Kolekcija</text:span><text:span text:style-name="T16">[</text:span><text:span text:style-name="T5">id</text:span><text:span text:style-name="T16">]</text:span></text:p>
      <text:p text:style-name="P9">Organizuje(datum, vreme, <text:span text:style-name="T8">Modna revija_id, Dizajner_Učesnici_jmbg</text:span>)</text:p>
      <text:p text:style-name="P9"><text:tab/>Organizuje<text:span text:style-name="T17">[</text:span><text:span text:style-name="T14">Dizajner_Učesnici_jmbg</text:span><text:span text:style-name="T17">] –-</text:span><text:span text:style-name="T15">&gt; Dizajner</text:span><text:span text:style-name="T17">[</text:span><text:span text:style-name="T15">jmbg</text:span><text:span text:style-name="T17">]</text:span></text:p>
      <text:p text:style-name="P9"><text:span text:style-name="T17"><text:tab/></text:span>Organizuje <text:span text:style-name="T6">[</text:span>Modna revija_id<text:span text:style-name="T6">] ---&gt; Modna revija[id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20:26:44.190000000</meta:creation-date>
    <dc:date>2016-11-13T23:16:12.999000000</dc:date>
    <meta:editing-duration>PT2H32M3S</meta:editing-duration>
    <meta:editing-cycles>7</meta:editing-cycles>
    <meta:generator>LibreOffice/4.2.4.2$Windows_x86 LibreOffice_project/63150712c6d317d27ce2db16eb94c2f3d7b699f8</meta:generator>
    <meta:document-statistic meta:table-count="0" meta:image-count="0" meta:object-count="0" meta:page-count="2" meta:paragraph-count="40" meta:word-count="387" meta:character-count="3206" meta:non-whitespace-character-count="2850"/>
  </office:meta>
</office:document-meta>
</file>